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3000001CAFAF07AB52D15F15F.png" manifest:media-type="image/png"/>
  <manifest:file-entry manifest:full-path="Pictures/1000020100000400000001CE143759B676046188.png" manifest:media-type="image/png"/>
  <manifest:file-entry manifest:full-path="Pictures/1000020100000409000001D69163A5C8F52E60CE.png" manifest:media-type="image/png"/>
  <manifest:file-entry manifest:full-path="Pictures/1000020100000402000001CFAE8EECCD4D445275.png" manifest:media-type="image/png"/>
  <manifest:file-entry manifest:full-path="Pictures/10000201000003FE000001CAACAA4F60E8E23C0F.png" manifest:media-type="image/png"/>
  <manifest:file-entry manifest:full-path="Pictures/1000020100000405000001D56377C13223B80B74.png" manifest:media-type="image/png"/>
  <manifest:file-entry manifest:full-path="Pictures/10000201000003FF000001D66E89DD0707453D13.png" manifest:media-type="image/png"/>
  <manifest:file-entry manifest:full-path="Pictures/10000201000002FA00000216754A59861F22C12D.png" manifest:media-type="image/png"/>
  <manifest:file-entry manifest:full-path="Pictures/1000020100000404000001C61A22EB68A967822B.png" manifest:media-type="image/png"/>
  <manifest:file-entry manifest:full-path="Pictures/100002010000034300000203F46589BC78743D61.png" manifest:media-type="image/png"/>
  <manifest:file-entry manifest:full-path="Pictures/10000201000002F30000020AC893743A2F73A50F.png" manifest:media-type="image/png"/>
  <manifest:file-entry manifest:full-path="Pictures/10000201000002D300000222435869A651155355.png" manifest:media-type="image/png"/>
  <manifest:file-entry manifest:full-path="Pictures/10000201000002AB0000021FDD9953CFEDE1E85F.png" manifest:media-type="image/png"/>
  <manifest:file-entry manifest:full-path="Pictures/1000020100000402000001D78C278E5BE4A753DF.png" manifest:media-type="image/png"/>
  <manifest:file-entry manifest:full-path="Pictures/100002010000036B0000021C77B427D1CFD379AF.png" manifest:media-type="image/png"/>
  <manifest:file-entry manifest:full-path="Pictures/10000201000002BB0000015AC403336AB6F9FEE5.png" manifest:media-type="image/png"/>
  <manifest:file-entry manifest:full-path="Pictures/10000201000003F8000001CACA81A05F940B2875.png" manifest:media-type="image/png"/>
  <manifest:file-entry manifest:full-path="Pictures/10000201000002CB0000020D024358606D35E91E.png" manifest:media-type="image/png"/>
  <manifest:file-entry manifest:full-path="Pictures/10000201000002D10000018385D9C53B075BA8F9.png" manifest:media-type="image/png"/>
  <manifest:file-entry manifest:full-path="Pictures/100002010000034E00000210173C217C20EDB60D.png" manifest:media-type="image/png"/>
  <manifest:file-entry manifest:full-path="Pictures/10000201000002C9000001E81AAD5243C9A4B606.png" manifest:media-type="image/png"/>
  <manifest:file-entry manifest:full-path="Pictures/10000201000002BC0000014AF23E682D60ADD6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22.092cm" svg:height="13.625cm" svg:x="3.056cm" svg:y="1.125cm">
          <draw:image xlink:href="Pictures/100002010000034300000203F46589BC78743D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0.16cm" svg:height="14.128cm" svg:x="4.022cm" svg:y="0.874cm">
          <draw:image xlink:href="Pictures/10000201000002FA00000216754A59861F22C1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19.975cm" svg:height="13.81cm" svg:x="4.114cm" svg:y="1.033cm">
          <draw:image xlink:href="Pictures/10000201000002F30000020AC893743A2F73A5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3.15cm" svg:height="14.287cm" svg:x="2.527cm" svg:y="0.794cm">
          <draw:image xlink:href="Pictures/100002010000036B0000021C77B427D1CFD379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18.493cm" svg:height="9.154cm" svg:x="4.855cm" svg:y="3.361cm">
          <draw:image xlink:href="Pictures/10000201000002BB0000015AC403336AB6F9FE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19.075cm" svg:height="10.238cm" svg:x="4.564cm" svg:y="2.819cm">
          <draw:image xlink:href="Pictures/10000201000002D10000018385D9C53B075BA8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18.864cm" svg:height="12.911cm" svg:x="4.67cm" svg:y="1.482cm">
          <draw:image xlink:href="Pictures/10000201000002C9000001E81AAD5243C9A4B6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18.52cm" svg:height="8.73cm" svg:x="4.842cm" svg:y="3.573cm">
          <draw:image xlink:href="Pictures/10000201000002BC0000014AF23E682D60ADD6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19.128cm" svg:height="14.445cm" svg:x="4.538cm" svg:y="0.715cm">
          <draw:image xlink:href="Pictures/10000201000002D300000222435869A6511553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22.383cm" svg:height="13.969cm" svg:x="2.91cm" svg:y="0.953cm">
          <draw:image xlink:href="Pictures/100002010000034E00000210173C217C20EDB6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18.07cm" svg:height="14.366cm" svg:x="5.067cm" svg:y="0.755cm">
          <draw:image xlink:href="Pictures/10000201000002AB0000021FDD9953CFEDE1E8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" draw:layer="layout" svg:width="18.917cm" svg:height="13.89cm" svg:x="4.643cm" svg:y="0.993cm">
          <draw:image xlink:href="Pictures/10000201000002CB0000020D024358606D35E9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1" draw:layer="layout" svg:width="27.066cm" svg:height="12.434cm" svg:x="0.569cm" svg:y="1.721cm">
          <draw:image xlink:href="Pictures/10000201000003FF000001D66E89DD0707453D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1" draw:layer="layout" svg:width="27.225cm" svg:height="12.408cm" svg:x="0.489cm" svg:y="1.734cm">
          <draw:image xlink:href="Pictures/1000020100000405000001D56377C13223B80B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1" draw:layer="layout" svg:width="27.039cm" svg:height="12.117cm" svg:x="0.582cm" svg:y="1.879cm">
          <draw:image xlink:href="Pictures/10000201000003FE000001CAACAA4F60E8E23C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" draw:layer="layout" svg:width="27.33cm" svg:height="12.434cm" svg:x="0.437cm" svg:y="1.721cm">
          <draw:image xlink:href="Pictures/1000020100000409000001D69163A5C8F52E60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1" draw:layer="layout" svg:width="27.198cm" svg:height="12.011cm" svg:x="0.503cm" svg:y="1.932cm">
          <draw:image xlink:href="Pictures/1000020100000404000001C61A22EB68A96782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" draw:text-style-name="P1" draw:layer="layout" svg:width="27.092cm" svg:height="12.223cm" svg:x="0.556cm" svg:y="2.589cm">
          <draw:image xlink:href="Pictures/1000020100000400000001CE143759B6760461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" draw:text-style-name="P1" draw:layer="layout" svg:width="26.881cm" svg:height="12.117cm" svg:x="0.661cm" svg:y="2.642cm">
          <draw:image xlink:href="Pictures/10000201000003F8000001CACA81A05F940B28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frame draw:style-name="gr1" draw:text-style-name="P1" draw:layer="layout" svg:width="27.145cm" svg:height="12.461cm" svg:x="0.529cm" svg:y="2.47cm">
          <draw:image xlink:href="Pictures/1000020100000402000001D78C278E5BE4A75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1" draw:text-style-name="P1" draw:layer="layout" svg:width="27.172cm" svg:height="12.117cm" svg:x="0.516cm" svg:y="2.642cm">
          <draw:image xlink:href="Pictures/1000020100000403000001CAFAF07AB52D15F1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frame draw:style-name="gr1" draw:text-style-name="P1" draw:layer="layout" svg:width="27.145cm" svg:height="12.249cm" svg:x="0.529cm" svg:y="2.576cm">
          <draw:image xlink:href="Pictures/1000020100000402000001CFAE8EECCD4D4452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7:28:30.455437260</meta:creation-date>
    <dc:date>2021-03-25T17:55:32.776382113</dc:date>
    <meta:editing-duration>PT6M42S</meta:editing-duration>
    <meta:editing-cycles>2</meta:editing-cycles>
    <meta:generator>LibreOffice/6.4.6.2$Linux_X86_64 LibreOffice_project/40$Build-2</meta:generator>
    <meta:document-statistic meta:object-count="87"/>
  </office:meta>
</office:document-meta>
</file>